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style:text-underline-style="solid" style:text-underline-width="auto" style:text-underline-color="font-color" fo:font-weight="bold" style:font-size-asian="12pt" style:font-style-asian="normal" style:font-weight-asian="bold" style:font-style-complex="normal" style:font-weight-complex="normal" text:display="true"/>
    </style:style>
    <style:style style:name="P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P5" style:family="paragraph" style:parent-style-name="Standard" style:master-page-name="Standard">
      <style:paragraph-properties fo:text-align="center" style:justify-single-word="false"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7" style:family="paragraph" style:parent-style-name="Standard" style:list-style-name="L1">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8" style:family="paragraph" style:parent-style-name="Standard">
      <style:paragraph-properties fo:text-align="center"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style:text-underline-style="solid" style:text-underline-width="auto" style:text-underline-color="font-color" fo:font-weight="bold" style:font-size-asian="12pt" style:font-style-asian="normal" style:font-weight-asian="bold" style:font-style-complex="normal" style:font-weight-complex="normal" text:display="true"/>
    </style:style>
    <style:style style:name="P10" style:family="paragraph" style:parent-style-name="Standard">
      <style:paragraph-properties fo:margin-left="1.5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11" style:family="paragraph" style:parent-style-name="Standard">
      <style:paragraph-properties fo:margin-left="2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12" style:family="paragraph" style:parent-style-name="Standard">
      <style:paragraph-properties fo:margin-left="-0.5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13" style:family="paragraph" style:parent-style-name="Standard" style:list-style-name="L2">
      <style:paragraph-properties fo:margin-left="2in" fo:margin-right="0in" fo:text-indent="-0.2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T1" style:family="text">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T2" style:family="text">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T3" style:family="text">
      <style:text-properties fo:font-variant="normal" fo:text-transform="none" style:text-outline="false" style:text-line-through-style="none" fo:font-size="12pt" fo:font-style="normal" style:text-underline-style="solid" style:text-underline-width="auto" style:text-underline-color="font-color" fo:font-weight="bold" style:font-size-asian="12pt" style:font-style-asian="normal" style:font-weight-asian="bold" style:font-style-complex="normal" style:font-weight-complex="normal" text:display="true"/>
    </style:style>
    <style:style style:name="T4" style:family="text">
      <style:text-properties fo:font-variant="normal" fo:text-transform="none" style:text-outline="false" style:text-line-through-style="none" fo:font-style="normal" fo:font-weight="bold" style:font-style-asian="normal" style:font-weight-asian="bold" style:font-style-complex="normal" style:font-weight-complex="normal" text:display="true"/>
    </style:style>
    <style:style style:name="T5"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Jay’s 8-bit Computer Model User’s Guide</text:span></text:p>
      <text:p text:style-name="P2"/>
      <text:p text:style-name="P2"><text:tab/>To start Jay's 8-bit Computer Model open Windows File Manager, s<text:span text:style-name="T5">elect drive A and double-click on “j8cm.exe”. The J8CM main menu will appear in a window. Although displayed in a window, “j8cm.exe” is not a graphical interface program. <text:s/>The window can be moved, resized and minimized like a windows program,</text:span> but the user interface is restricted to the keyboard.</text:p>
      <text:p text:style-name="P2"/>
      <text:p text:style-name="P8">Jay’s 8-bit Computer Model</text:p>
      <text:p text:style-name="P8">Main Menu</text:p>
      <text:list xml:id="list4127100696608851946" text:style-name="L1">
        <text:list-item>
          <text:list>
            <text:list-item>
              <text:list>
                <text:list-item>
                  <text:list>
                    <text:list-item>
                      <text:list>
                        <text:list-item>
                          <text:list>
                            <text:list-item>
                              <text:list>
                                <text:list-item>
                                  <text:list>
                                    <text:list-item>
                                      <text:list>
                                        <text:list-item>
                                          <text:p text:style-name="P7">Front Panel</text:p>
                                        </text:list-item>
                                        <text:list-item>
                                          <text:p text:style-name="P7">Memory Panel</text:p>
                                        </text:list-item>
                                        <text:list-item>
                                          <text:p text:style-name="P7">I/O Panel</text:p>
                                        </text:list-item>
                                        <text:list-item>
                                          <text:p text:style-name="P7">Loader</text:p>
                                        </text:list-item>
                                        <text:list-item>
                                          <text:p text:style-name="P7">Data Destruct</text:p>
                                        </text:list-item>
                                        <text:list-item>
                                          <text:p text:style-name="P7">Quit</text:p>
                                        </text:list-item>
                                      </text:list>
                                    </text:list-item>
                                  </text:list>
                                </text:list-item>
                              </text:list>
                            </text:list-item>
                          </text:list>
                        </text:list-item>
                      </text:list>
                    </text:list-item>
                  </text:list>
                </text:list-item>
              </text:list>
            </text:list-item>
          </text:list>
        </text:list-item>
      </text:list>
      <text:p text:style-name="P2"/>
      <text:p text:style-name="P3">Front Panel</text:p>
      <text:p text:style-name="P2"><text:tab/>The J8CM front panel displays the contents of the various CPU registers. <text:s/>The front panel commands are:<text:tab/> <text:tab/><text:tab/></text:p>
      <text:p text:style-name="P11">p - edit the PC<text:tab/></text:p>
      <text:p text:style-name="P11">f - execute a single fetch cycle</text:p>
      <text:p text:style-name="P11">e - execute a single execute cycle</text:p>
      <text:p text:style-name="P11">s - step, executes a fetch and an execute cycle</text:p>
      <text:p text:style-name="P11">r - run program</text:p>
      <text:p text:style-name="P11">c - clear all CPU registers (set to zero’s)</text:p>
      <text:p text:style-name="P11">x - exit to main menu</text:p>
      <text:p text:style-name="P2"/>
      <text:p text:style-name="P2"><text:tab/>When option “p” is chosen the cursor is positioned in the PC and the available keyboard commands are:</text:p>
      <text:p text:style-name="P11">4 - moves cursor left</text:p>
      <text:p text:style-name="P11">6 - moves cursor right</text:p>
      <text:p text:style-name="P11">&lt;spacebar&gt; - toggles the bit above the cursor between1 and 0</text:p>
      <text:p text:style-name="P11">x - exit PC editor</text:p>
      <text:p text:style-name="P2"/>
      <text:p text:style-name="P1"><text:span text:style-name="T3">Memory Panel</text:span></text:p>
      <text:p text:style-name="P2"><text:tab/>From the memory panel the user can edit and view the contents of main memory.</text:p>
      <text:p text:style-name="P2"/>
      <text:p text:style-name="P12">J8CM Memory Panel</text:p>
      <text:p text:style-name="P12"/>
      <text:list xml:id="list4939003326156622501" text:style-name="L2">
        <text:list-item>
          <text:list>
            <text:list-item>
              <text:list>
                <text:list-item>
                  <text:list>
                    <text:list-item>
                      <text:list>
                        <text:list-item>
                          <text:list>
                            <text:list-item>
                              <text:list>
                                <text:list-item>
                                  <text:list>
                                    <text:list-item>
                                      <text:list>
                                        <text:list-item>
                                          <text:p text:style-name="P13">Edit contents of memory</text:p>
                                        </text:list-item>
                                        <text:list-item>
                                          <text:p text:style-name="P13">Display contents of memory</text:p>
                                        </text:list-item>
                                        <text:list-item>
                                          <text:p text:style-name="P13">Return to main menu</text:p>
                                        </text:list-item>
                                      </text:list>
                                    </text:list-item>
                                  </text:list>
                                </text:list-item>
                              </text:list>
                            </text:list-item>
                          </text:list>
                        </text:list-item>
                      </text:list>
                    </text:list-item>
                  </text:list>
                </text:list-item>
              </text:list>
            </text:list-item>
          </text:list>
        </text:list-item>
      </text:list>
      <text:p text:style-name="P2"><text:tab/></text:p>
      <text:p text:style-name="P2"><text:soft-page-break/><text:tab/>When the memory editor is selected the user is prompted to enter the starting address of the portion of memory to be edited. Edit mode displays memory in blocks of 10. The following keyboard commands are available:</text:p>
      <text:p text:style-name="P2"/>
      <text:p text:style-name="P10">8 - moves cursor up</text:p>
      <text:p text:style-name="P10">2 - moves cursor down</text:p>
      <text:p text:style-name="P10">4 - moves cursor left</text:p>
      <text:p text:style-name="P10">6 - moves cursor right</text:p>
      <text:p text:style-name="P10">&lt;spacebar&gt; - toggles the bit above the cursor between 1 and 0</text:p>
      <text:p text:style-name="P10">n - advances to the next 10 memory locations</text:p>
      <text:p text:style-name="P10">x - exit memory editor</text:p>
      <text:p text:style-name="P2"/>
      <text:p text:style-name="P2"><text:tab/>If option 2 is chosen main memory is displayed in four pages of 64 locations each. Location contents are displayed in 16 rows x 4 columns. The addresses of the first column are displayed in decimal on the left side of the display. The space bar advances the display.</text:p>
      <text:p text:style-name="P2"/>
      <text:p text:style-name="P3">I/O Panel</text:p>
      <text:p text:style-name="P2"><text:tab/>The J8CM simulates a punched tape reader for an input device and a tape punch for output. Input and output are displayed side by side in blocks of 10 bytes each. For convenience I/O can be displayed in decimal as well as binary. <text:s/>Markers to the left of each I/O device display indicate the next byte to be read from or written to. <text:s/>I/O-in can be loaded automatically via the loader or manually. Keyboard commands are displayed at the bottom of the I/O Panel. <text:s/>I/O Panel keyboard commands:</text:p>
      <text:p text:style-name="P2"/>
      <text:p text:style-name="P10">8 - moves cursor up</text:p>
      <text:p text:style-name="P10">2 - moves cursor down</text:p>
      <text:p text:style-name="P10">4 - moves cursor left</text:p>
      <text:p text:style-name="P10">6 - moves cursor right</text:p>
      <text:p text:style-name="P10">&lt;spacebar&gt; - toggles the bit above the cursor between 1 and 0</text:p>
      <text:p text:style-name="P10">c - clears output and resets output marker</text:p>
      <text:p text:style-name="P10">m - resets both input and output markers</text:p>
      <text:p text:style-name="P10">n - advances to the next I/O block</text:p>
      <text:p text:style-name="P10">b - toggles I/O display between decimal and binary</text:p>
      <text:p text:style-name="P10">x - exit I/O Panel</text:p>
      <text:p text:style-name="P3"/>
      <text:p text:style-name="P3">Loader</text:p>
      <text:p text:style-name="P2"><text:tab/>The loader is a utility to load compiler output files into the computer model. This is accomplished by loading the punched tape reader(I/O in) or by loading main memory directly.</text:p>
      <text:p text:style-name="P2"><text:tab/><text:tab/><text:tab/> J8CM Loader Utility&lt;R&gt;<text:tab/><text:tab/><text:tab/>      main menu</text:p>
      <text:p text:style-name="P2"><text:tab/><text:tab/> 1. Load ‘.obj’ file into memory&lt;R&gt;<text:tab/><text:tab/> 2. Load ‘.ldr’ file into I/O in&lt;R&gt;<text:tab/><text:tab/> 3. Set device name(a:)&lt;R&gt;<text:tab/><text:tab/> 4. Return to main menu</text:p>
      <text:p text:style-name="P2"><text:tab/>Option one allows the user to select an object file created by the J8CM AL Compiler to be loaded into memory.  To execute the program the user can either set the <text:soft-page-break/>PC to point to the first instruction directly, or set the first byte of I/O in to 5 and the second byte to the address in memory of the start of the program. If ROM memory has been initialized and the PC is set to 0’s the CPU will read the first two bytes and jump to the start of the program.</text:p>
      <text:p text:style-name="P2"><text:tab/>Option two loads I/O in with a J8CM AL Compiler loader file. If ROM memory has been initialized and the PC is set to 0’s the CPU will load the program into memory and execute it when run is selected from the front panel.</text:p>
      <text:p text:style-name="P2"><text:s/> In both options 1 and 2 the user is prompted to enter name of file to be loaded. The appropriate extender is appended to the filename automatically.  The set device name option allows the user to change devices. The A drive is the default device.</text:p>
      <text:p text:style-name="P3">Data Destruct Mode</text:p>
      <text:p text:style-name="P2"><text:tab/>Data destruct mode allows the user to clear memory, CPU registers and I/O.</text:p>
      <text:p text:style-name="P2"><text:tab/><text:tab/><text:tab/><text:tab/> JEB 1 Data Destruct Menu</text:p>
      <text:p text:style-name="P2"><text:tab/>  <text:tab/><text:tab/><text:tab/>1. Clear memory&lt;R&gt;<text:tab/><text:tab/><text:tab/><text:tab/>2. Clear registers&lt;R&gt;<text:tab/><text:tab/><text:tab/><text:tab/>3. Clear io_in&lt;R&gt;<text:tab/><text:tab/> <text:tab/><text:tab/>4. Clear io_out&lt;R&gt;<text:tab/><text:tab/><text:tab/><text:tab/>5. Initialize bootstrap&lt;R&gt;<text:tab/><text:tab/><text:tab/> <text:tab/>6. Return to main menu</text:p>
      <text:p text:style-name="P2"><text:tab/>Selections 1 through 4 write 0s to the specified devices. User is prompted to verify selections 1 and 3.</text:p>
      <text:p text:style-name="P2"><text:tab/>The Initialize bootstrap selection writes 0’s to the first six memory locations, then writes a 3 to memory location 001, and a 6 to memory location 004. When the PC is set to zero and run is selected the CPU will input a byte data from I/O to memory location 003. The PC will be incremented to point to memory location 002 (another input instruction) and input the next I/O byte to the memory location specified by the contents in memory location 3. The PC is incremented to point to location 004 which contains a jump instruction. Location 005 is the operand for the jump, as long as location 005 contains all 0’s the CPU will loop.</text:p>
      <text:p text:style-name="P1"><text:span text:style-name="T2">&gt;</text:span><text:span text:style-name="T1">J8CM SOURCE FILES</text:span></text:p>
      <text:p text:style-name="P2">j8cm.cpp          - Contains include statements, global variables and the main procedure.</text:p>
      <text:p text:style-name="P2"><text:tab/> j8cm_clr.cpp   - (j8cm.cpp include file) contains routines to clear memory, I/O and CPU                       <text:tab/><text:tab/><text:tab/>   registers. Also can initialize ROM.</text:p>
      <text:p text:style-name="P2"><text:tab/> j8cm_pnl.cpp   - (j8cm.cpp include file) Panel mode.</text:p>
      <text:p text:style-name="P2"><text:tab/><text:tab/>j8cm_cpu.cpp - (j8cm_pnl.cpp include file) The CPU. Contains registers, instruction set, decode <text:tab/><text:tab/><text:tab/> <text:tab/>  <text:tab/><text:tab/><text:tab/><text:tab/>  routines, and CPU cycle routines.</text:p>
      <text:p text:style-name="P2"><text:tab/> j8cm_mem.cpp   - (j8cm.cpp include file) Memory mode. Memory display and edit routines.</text:p>
      <text:p text:style-name="P2"><text:tab/> j8cm_io.cpp    - (j8cm.cpp include file) I/O Mode. I/O device display and edit routines.</text:p>
      <text:p text:style-name="P2"><text:tab/> j8cm_ldr.cpp   - (j8cm.cpp include file) J8 Loader. J8 compiler output file loader.</text:p>
      <text:p text:style-name="P4">RUN FILE&lt;D&gt;</text:p>
      <text:p text:style-name="P2"><text:s/>j8cm.exe  - Jay’s 8-bit Computer Model, Windows executable file.</text:p>
      <text:p text:style-name="P2"/>
      <text:p text:style-name="P2"/>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variant="normal" fo:text-transform="none" style:text-outline="false" style:text-line-through-style="none" fo:font-size="10pt" fo:font-style="normal" fo:font-weight="normal" style:font-size-asian="10pt" style:font-style-asian="normal" style:font-weight-asian="normal" style:font-style-complex="normal" style:font-weight-complex="normal" text:display="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21-07-13T23:01:01.06</dc:date>
    <dc:creator>Jay Babel</dc:creator>
    <meta:editing-duration>PT22M</meta:editing-duration>
    <meta:editing-cycles>2</meta:editing-cycles>
    <meta:document-statistic meta:table-count="0" meta:image-count="0" meta:object-count="0" meta:page-count="4" meta:paragraph-count="75" meta:word-count="1046" meta:character-count="5842"/>
  </office:meta>
</office:document-meta>
</file>